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Bold" style:font-family-generic="swiss" style:font-pitch="variable"/>
    <style:font-face style:name="FreeSans3" svg:font-family="FreeSans" style:font-adornments="Regular" style:font-family-generic="swiss" style:font-pitch="variable"/>
    <style:font-face style:name="Mangal" svg:font-family="Mangal" style:font-family-generic="system" style:font-pitch="variable"/>
    <style:font-face style:name="Noto Sans CJK JP" svg:font-family="'Noto Sans CJK JP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25%" fo:text-align="justify" style:justify-single-word="false"/>
      <style:text-properties style:font-name="Arial" fo:font-size="18pt" fo:language="en" fo:country="NZ" fo:font-style="normal" style:text-underline-style="none" fo:font-weight="normal" officeooo:rsid="00129b07" officeooo:paragraph-rsid="00129b07" style:font-size-asian="15.75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margin-top="0cm" fo:margin-bottom="0cm" style:contextual-spacing="false" fo:line-height="125%"/>
      <style:text-properties style:font-name="Arial" fo:font-size="18pt" fo:language="en" fo:country="NZ" fo:font-weight="normal" officeooo:rsid="002ab939" officeooo:paragraph-rsid="0011fb62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line-height="125%" fo:break-before="page"/>
      <style:text-properties style:font-name="Arial" fo:language="en" fo:country="NZ" officeooo:rsid="0028c3e2" officeooo:paragraph-rsid="0011fb62"/>
    </style:style>
    <style:style style:name="P4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28c3e2" officeooo:paragraph-rsid="0011fb62"/>
    </style:style>
    <style:style style:name="P5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604a76" officeooo:paragraph-rsid="0011fb62"/>
    </style:style>
    <style:style style:name="P6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348c8d" officeooo:paragraph-rsid="0011fb62"/>
    </style:style>
    <style:style style:name="P7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d44aac" officeooo:paragraph-rsid="0011fb62"/>
    </style:style>
    <style:style style:name="P8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ad930b" officeooo:paragraph-rsid="0011fb62"/>
    </style:style>
    <style:style style:name="P9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edc81d" officeooo:paragraph-rsid="0011fb62"/>
    </style:style>
    <style:style style:name="P10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2ab939" officeooo:paragraph-rsid="0011fb62"/>
    </style:style>
    <style:style style:name="P11" style:family="paragraph" style:parent-style-name="Standard">
      <style:paragraph-properties fo:line-height="125%" fo:text-align="justify" style:justify-single-word="false" fo:break-before="page"/>
      <style:text-properties style:font-name="Arial" fo:language="en" fo:country="NZ" officeooo:paragraph-rsid="0011fb62"/>
    </style:style>
    <style:style style:name="P12" style:family="paragraph" style:parent-style-name="Standard">
      <style:paragraph-properties fo:line-height="125%" fo:text-align="justify" style:justify-single-word="false"/>
      <style:text-properties style:font-name="Arial" fo:language="en" fo:country="NZ" officeooo:paragraph-rsid="0011fb62"/>
    </style:style>
    <style:style style:name="P13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paragraph-rsid="0011fb62"/>
    </style:style>
    <style:style style:name="P14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fo:font-weight="bold" officeooo:rsid="00e59f66" officeooo:paragraph-rsid="0011fb62" style:font-weight-asian="bold" style:font-weight-complex="bold"/>
    </style:style>
    <style:style style:name="P15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ac5549" officeooo:paragraph-rsid="0011fb62"/>
    </style:style>
    <style:style style:name="P16" style:family="paragraph" style:parent-style-name="Standard">
      <style:paragraph-properties fo:margin-top="0cm" fo:margin-bottom="0cm" style:contextual-spacing="false" fo:line-height="125%" fo:text-align="center" style:justify-single-word="false"/>
      <style:text-properties style:font-name="Arial" fo:language="en" fo:country="NZ" fo:font-weight="normal" officeooo:rsid="011c8109" officeooo:paragraph-rsid="0011fb62" style:font-weight-asian="normal" style:font-weight-complex="normal"/>
    </style:style>
    <style:style style:name="P17" style:family="paragraph" style:parent-style-name="Standard">
      <style:paragraph-properties fo:line-height="125%"/>
      <style:text-properties style:font-name="Arial" fo:language="en" fo:country="NZ" officeooo:rsid="016f74a1" officeooo:paragraph-rsid="0011fb62"/>
    </style:style>
    <style:style style:name="P18" style:family="paragraph" style:parent-style-name="Standard">
      <style:paragraph-properties fo:line-height="125%"/>
      <style:text-properties style:font-name="Arial" fo:font-size="8pt" fo:language="en" fo:country="NZ" fo:font-weight="normal" officeooo:rsid="0028c3e2" officeooo:paragraph-rsid="0011fb62" style:font-size-asian="7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25%"/>
      <style:text-properties style:font-name="Arial" fo:font-size="8pt" fo:language="en" fo:country="NZ" officeooo:rsid="014b0058" officeooo:paragraph-rsid="0011fb62" style:font-size-asian="7pt" style:font-size-complex="8pt"/>
    </style:style>
    <style:style style:name="P20" style:family="paragraph" style:parent-style-name="Standard">
      <style:paragraph-properties fo:line-height="125%" fo:text-align="justify" style:justify-single-word="false"/>
      <style:text-properties style:font-name="Arial" fo:font-size="8pt" fo:language="en" fo:country="NZ" fo:font-style="normal" style:text-underline-style="none" officeooo:rsid="00302fd4" officeooo:paragraph-rsid="0011fb62" style:font-size-asian="7pt" style:font-style-asian="normal" style:font-size-complex="8pt" style:font-style-complex="normal"/>
    </style:style>
    <style:style style:name="P21" style:family="paragraph" style:parent-style-name="Standard">
      <style:paragraph-properties fo:margin-top="0cm" fo:margin-bottom="0cm" style:contextual-spacing="false" fo:line-height="125%" fo:text-align="center" style:justify-single-word="false"/>
      <style:text-properties style:font-name="Arial" fo:font-size="10pt" fo:language="en" fo:country="NZ" fo:font-weight="normal" officeooo:rsid="011c8109" officeooo:paragraph-rsid="0011fb62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style:text-underline-style="none" officeooo:rsid="006f5b64" officeooo:paragraph-rsid="0011fb62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style:text-underline-style="none" officeooo:rsid="00507a2e" officeooo:paragraph-rsid="0011fb62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line-height="125%" fo:text-align="justify" style:justify-single-word="false"/>
      <style:text-properties style:font-name="Arial" fo:font-size="9pt" fo:language="en" fo:country="NZ" fo:font-style="normal" style:text-underline-style="none" officeooo:rsid="00507a2e" officeooo:paragraph-rsid="0011fb62" style:font-size-asian="9pt" style:font-style-asian="normal" style:font-size-complex="9pt" style:font-style-complex="normal"/>
    </style:style>
    <style:style style:name="P25" style:family="paragraph" style:parent-style-name="Standard">
      <style:paragraph-properties fo:margin-top="0cm" fo:margin-bottom="0.282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officeooo:rsid="00507a2e" officeooo:paragraph-rsid="0011fb62" style:font-size-asian="9pt" style:font-style-asian="normal" style:font-size-complex="9pt" style:font-style-complex="normal"/>
    </style:style>
    <style:style style:name="P26" style:family="paragraph" style:parent-style-name="Standard">
      <style:paragraph-properties fo:line-height="125%" fo:text-align="justify" style:justify-single-word="false"/>
      <style:text-properties style:font-name="Arial" fo:font-size="9pt" fo:language="en" fo:country="NZ" fo:font-style="normal" style:text-underline-style="none" officeooo:rsid="00546108" officeooo:paragraph-rsid="0011fb62" style:font-size-asian="9pt" style:font-style-asian="normal" style:font-size-complex="9pt" style:font-style-complex="normal"/>
    </style:style>
    <style:style style:name="P27" style:family="paragraph" style:parent-style-name="Standard">
      <style:paragraph-properties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46108" officeooo:paragraph-rsid="0011fb62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margin-top="0cm" fo:margin-bottom="0.282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46108" officeooo:paragraph-rsid="0011fb62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top="0.101cm" fo:margin-bottom="0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07a2e" officeooo:paragraph-rsid="0011fb62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07a2e" officeooo:paragraph-rsid="0011fb62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margin-top="0cm" fo:margin-bottom="0.282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07a2e" officeooo:paragraph-rsid="0011fb62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07a2e" officeooo:paragraph-rsid="0011fb62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margin-top="0cm" fo:margin-bottom="0.28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07a2e" officeooo:paragraph-rsid="0011fb62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9pt" fo:language="en" fo:country="NZ" fo:font-style="normal" style:text-underline-style="none" fo:font-weight="normal" officeooo:rsid="00507a2e" officeooo:paragraph-rsid="0011fb62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margin-top="0.101cm" fo:margin-bottom="0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db9465" officeooo:paragraph-rsid="0011fb62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db9465" officeooo:paragraph-rsid="0011fb62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25%"/>
      <style:text-properties officeooo:paragraph-rsid="0011fb62"/>
    </style:style>
    <style:style style:name="P38" style:family="paragraph" style:parent-style-name="Standard">
      <style:paragraph-properties fo:margin-top="0cm" fo:margin-bottom="0cm" style:contextual-spacing="false" fo:line-height="125%"/>
      <style:text-properties style:text-position="0% 100%" style:font-name="Arial" fo:language="en" fo:country="NZ" officeooo:rsid="00ac5549" officeooo:paragraph-rsid="0011fb62"/>
    </style:style>
    <style:style style:name="P39" style:family="paragraph" style:parent-style-name="Standard">
      <style:paragraph-properties fo:line-height="125%" fo:text-align="justify" style:justify-single-word="false"/>
      <style:text-properties style:font-name="Courier New" fo:font-size="8pt" fo:language="en" fo:country="NZ" fo:font-style="normal" style:text-underline-style="none" officeooo:rsid="005034bb" officeooo:paragraph-rsid="0011fb62" style:font-size-asian="8pt" style:font-style-asian="normal" style:font-size-complex="8pt" style:font-style-complex="normal"/>
    </style:style>
    <style:style style:name="P40" style:family="paragraph" style:parent-style-name="Standard">
      <style:paragraph-properties fo:line-height="125%" fo:text-align="justify" style:justify-single-word="false"/>
      <style:text-properties style:font-name="Courier New" fo:font-size="8pt" fo:language="en" fo:country="NZ" fo:font-style="normal" style:text-underline-style="none" officeooo:rsid="005034bb" officeooo:paragraph-rsid="0011fb62" fo:background-color="transparent" style:font-size-asian="8pt" style:font-style-asian="normal" style:font-size-complex="8pt" style:font-style-complex="normal"/>
    </style:style>
    <style:style style:name="P4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4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ff00" draw:opacity="100%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reeSans2" fo:font-size="12pt" fo:font-style="normal" fo:text-shadow="none" style:text-underline-style="none" fo:font-weight="600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reeSans2" fo:font-size="12pt" fo:font-style="normal" fo:text-shadow="none" style:text-underline-style="none" fo:font-weight="600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reeSans3" fo:font-size="12pt" fo:font-style="normal" fo:text-shadow="none" style:text-underline-style="none" fo:font-weight="600" style:letter-kerning="true" style:font-name-asian="SimSun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51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reeSans3" fo:font-size="12pt" fo:font-style="normal" fo:text-shadow="none" style:text-underline-style="none" fo:font-weight="600" style:letter-kerning="true" style:font-name-asian="SimSun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small-caps" style:use-window-font-color="true" loext:opacity="0%" style:text-outline="false" style:text-line-through-style="none" style:text-line-through-type="none" style:text-position="0% 100%" style:font-name="Arial1" fo:font-size="6pt" fo:font-style="normal" fo:text-shadow="none" style:text-underline-style="none" fo:font-weight="normal" style:letter-kerning="true" style:font-name-asian="SimSun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small-caps" style:use-window-font-color="true" loext:opacity="0%" style:text-outline="false" style:text-line-through-style="none" style:text-line-through-type="none" style:text-position="0% 100%" style:font-name="Arial1" fo:font-size="6pt" fo:font-style="normal" fo:text-shadow="none" style:text-underline-style="none" fo:font-weight="normal" style:letter-kerning="true" style:font-name-asian="SimSun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1" fo:font-size="6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00ff00" draw:fill-image-width="0cm" draw:fill-image-height="0cm"/>
      <style:paragraph-properties fo:margin-left="0cm" fo:margin-right="0cm" fo:margin-top="0cm" fo:margin-bottom="0cm" fo:line-height="100%" fo:text-align="end" fo:text-indent="0cm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1" fo:font-size="6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SimSun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00ff00" draw:fill-image-width="0cm" draw:fill-image-height="0cm"/>
      <style:paragraph-properties fo:margin-left="0cm" fo:margin-right="0cm" fo:margin-top="0cm" fo:margin-bottom="0cm" fo:line-height="100%" fo:text-align="end" fo:text-indent="0cm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SimSun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ffff00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SimSun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00ff00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SimSun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text-underline-style="solid" style:text-underline-width="auto" style:text-underline-color="font-color" fo:font-weight="normal" officeooo:rsid="002648d9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solid" style:text-underline-width="auto" style:text-underline-color="font-color" fo:font-weight="normal" officeooo:rsid="00388b66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solid" style:text-underline-width="auto" style:text-underline-color="font-color" fo:font-weight="normal" officeooo:rsid="007df23e" style:font-size-asian="14pt" style:font-weight-asian="normal" style:font-size-complex="14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style="normal" style:text-underline-style="solid" style:text-underline-width="auto" style:text-underline-color="font-color" officeooo:rsid="005e3259" style:font-size-asian="14pt" style:font-style-asian="normal" style:font-size-complex="14pt" style:font-style-complex="normal"/>
    </style:style>
    <style:style style:name="T7" style:family="text">
      <style:text-properties fo:font-size="14pt" fo:font-style="normal" style:text-underline-style="none" officeooo:rsid="005e3259" style:font-size-asian="14pt" style:font-style-asian="normal" style:font-size-complex="14pt" style:font-style-complex="normal"/>
    </style:style>
    <style:style style:name="T8" style:family="text">
      <style:text-properties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size="10.5pt" fo:font-weight="bold" officeooo:rsid="00623a78" style:font-size-asian="10.5pt" style:font-weight-asian="bold" style:font-size-complex="10.5pt" style:font-weight-complex="bold"/>
    </style:style>
    <style:style style:name="T10" style:family="text">
      <style:text-properties fo:font-size="10.5pt" fo:font-weight="bold" officeooo:rsid="008bc813" style:font-size-asian="10.5pt" style:font-weight-asian="bold" style:font-size-complex="10.5pt" style:font-weight-complex="bold"/>
    </style:style>
    <style:style style:name="T11" style:family="text">
      <style:text-properties fo:font-size="10.5pt" fo:font-weight="bold" officeooo:rsid="009cfcda" style:font-size-asian="10.5pt" style:font-weight-asian="bold" style:font-size-complex="10.5pt" style:font-weight-complex="bold"/>
    </style:style>
    <style:style style:name="T12" style:family="text">
      <style:text-properties fo:font-size="10.5pt" fo:font-weight="bold" officeooo:rsid="00b165ed" style:font-size-asian="10.5pt" style:font-weight-asian="bold" style:font-size-complex="10.5pt" style:font-weight-complex="bold"/>
    </style:style>
    <style:style style:name="T13" style:family="text">
      <style:text-properties fo:font-size="10.5pt" fo:font-weight="bold" officeooo:rsid="00e59f66" style:font-size-asian="10.5pt" style:font-weight-asian="bold" style:font-size-complex="10.5pt" style:font-weight-complex="bold"/>
    </style:style>
    <style:style style:name="T14" style:family="text">
      <style:text-properties fo:font-size="10.5pt" fo:font-weight="bold" officeooo:rsid="00dab40b" style:font-size-asian="10.5pt" style:font-weight-asian="bold" style:font-size-complex="10.5pt" style:font-weight-complex="bold"/>
    </style:style>
    <style:style style:name="T15" style:family="text">
      <style:text-properties fo:font-size="10.5pt" fo:font-weight="bold" officeooo:rsid="00c8d301" style:font-size-asian="10.5pt" style:font-weight-asian="bold" style:font-size-complex="10.5pt" style:font-weight-complex="bold"/>
    </style:style>
    <style:style style:name="T16" style:family="text">
      <style:text-properties fo:font-size="10.5pt" fo:font-weight="bold" officeooo:rsid="014a29e4" style:font-size-asian="10.5pt" style:font-weight-asian="bold" style:font-size-complex="10.5pt" style:font-weight-complex="bold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ize="10.5pt" fo:font-style="normal" style:text-underline-style="none" fo:font-weight="bold" officeooo:rsid="016288df" fo:background-color="#00ff00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19" style:family="text">
      <style:text-properties fo:font-size="10.5pt" fo:font-style="normal" style:text-underline-style="none" fo:font-weight="bold" officeooo:rsid="01645482" fo:background-color="#00ff00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20" style:family="text">
      <style:text-properties fo:font-size="10.5pt" fo:font-style="italic" style:text-underline-style="none" fo:font-weight="bold" officeooo:rsid="014b0058" style:font-size-asian="10.5pt" style:font-style-asian="italic" style:font-weight-asian="bold" style:font-size-complex="10.5pt" style:font-style-complex="italic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60d8a1" style:font-weight-asian="normal" style:font-weight-complex="normal"/>
    </style:style>
    <style:style style:name="T23" style:family="text">
      <style:text-properties fo:font-weight="normal" officeooo:rsid="0091535c" style:font-weight-asian="normal" style:font-weight-complex="normal"/>
    </style:style>
    <style:style style:name="T24" style:family="text">
      <style:text-properties fo:font-weight="normal" officeooo:rsid="004a87ff" style:font-weight-asian="normal" style:font-weight-complex="normal"/>
    </style:style>
    <style:style style:name="T25" style:family="text">
      <style:text-properties fo:font-weight="normal" officeooo:rsid="00dc2574" style:font-weight-asian="normal" style:font-weight-complex="normal"/>
    </style:style>
    <style:style style:name="T26" style:family="text">
      <style:text-properties fo:font-weight="normal" officeooo:rsid="0188c775" style:font-weight-asian="normal" style:font-weight-complex="normal"/>
    </style:style>
    <style:style style:name="T27" style:family="text">
      <style:text-properties fo:font-weight="normal" officeooo:rsid="008bc813" style:font-weight-asian="normal" style:font-weight-complex="normal"/>
    </style:style>
    <style:style style:name="T28" style:family="text">
      <style:text-properties fo:font-weight="normal" officeooo:rsid="00ad930b" style:font-weight-asian="normal" style:font-weight-complex="normal"/>
    </style:style>
    <style:style style:name="T29" style:family="text">
      <style:text-properties fo:font-weight="normal" officeooo:rsid="00d90249" style:font-weight-asian="normal" style:font-weight-complex="normal"/>
    </style:style>
    <style:style style:name="T30" style:family="text">
      <style:text-properties fo:font-weight="normal" officeooo:rsid="00b165ed" style:font-weight-asian="normal" style:font-weight-complex="normal"/>
    </style:style>
    <style:style style:name="T31" style:family="text">
      <style:text-properties fo:font-weight="normal" officeooo:rsid="005a5abf" style:font-weight-asian="normal" style:font-weight-complex="normal"/>
    </style:style>
    <style:style style:name="T32" style:family="text">
      <style:text-properties fo:font-weight="normal" officeooo:rsid="009cfcda" style:font-weight-asian="normal" style:font-weight-complex="normal"/>
    </style:style>
    <style:style style:name="T33" style:family="text">
      <style:text-properties fo:font-weight="normal" officeooo:rsid="00dab40b" style:font-weight-asian="normal" style:font-weight-complex="normal"/>
    </style:style>
    <style:style style:name="T34" style:family="text">
      <style:text-properties fo:font-weight="normal" officeooo:rsid="00b66c28" style:font-weight-asian="normal" style:font-weight-complex="normal"/>
    </style:style>
    <style:style style:name="T35" style:family="text">
      <style:text-properties fo:font-weight="normal" officeooo:rsid="00e59f66" style:font-weight-asian="normal" style:font-weight-complex="normal"/>
    </style:style>
    <style:style style:name="T36" style:family="text">
      <style:text-properties fo:font-weight="normal" officeooo:rsid="00e8677c" style:font-weight-asian="normal" style:font-weight-complex="normal"/>
    </style:style>
    <style:style style:name="T37" style:family="text">
      <style:text-properties fo:font-weight="normal" officeooo:rsid="00db9465" style:font-weight-asian="normal" style:font-weight-complex="normal"/>
    </style:style>
    <style:style style:name="T38" style:family="text">
      <style:text-properties fo:font-weight="normal" officeooo:rsid="00eb79f9" style:font-weight-asian="normal" style:font-weight-complex="normal"/>
    </style:style>
    <style:style style:name="T39" style:family="text">
      <style:text-properties fo:font-weight="normal" officeooo:rsid="00e399aa" style:font-weight-asian="normal" style:font-weight-complex="normal"/>
    </style:style>
    <style:style style:name="T40" style:family="text">
      <style:text-properties fo:font-weight="normal" officeooo:rsid="014a29e4" style:font-weight-asian="normal" style:font-weight-complex="normal"/>
    </style:style>
    <style:style style:name="T41" style:family="text">
      <style:text-properties fo:font-size="10pt" fo:font-style="italic" fo:font-weight="normal" officeooo:rsid="0060d8a1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fo:font-size="10pt" fo:font-style="italic" fo:font-weight="normal" officeooo:rsid="0070c43e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font-size="10pt" fo:font-style="italic" fo:font-weight="normal" officeooo:rsid="006e0101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0pt" officeooo:rsid="018b65f6" style:font-size-asian="10pt" style:font-size-complex="10pt"/>
    </style:style>
    <style:style style:name="T46" style:family="text">
      <style:text-properties fo:font-size="10pt" officeooo:rsid="01227c2d" style:font-size-asian="10pt" style:font-size-complex="10pt"/>
    </style:style>
    <style:style style:name="T47" style:family="text">
      <style:text-properties fo:font-size="10pt" fo:font-weight="bold" style:font-size-asian="10pt" style:font-weight-asian="bold" style:font-size-complex="10pt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60d8a1" style:font-weight-asian="bold" style:font-weight-complex="bold"/>
    </style:style>
    <style:style style:name="T50" style:family="text">
      <style:text-properties fo:font-size="12pt" fo:font-weight="normal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9cfcda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dab40b" style:font-size-asian="12pt" style:font-weight-asian="normal" style:font-size-complex="12pt" style:font-weight-complex="normal"/>
    </style:style>
    <style:style style:name="T53" style:family="text">
      <style:text-properties fo:font-size="12pt" fo:font-style="normal" style:text-underline-style="none" fo:font-weight="normal" officeooo:rsid="00dc2574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italic" style:text-underline-style="none" fo:font-weight="normal" officeooo:rsid="014b0058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font-size="12pt" fo:font-style="italic" style:text-underline-style="none" fo:font-weight="normal" officeooo:rsid="014bd167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variant="small-caps" fo:font-size="10pt" fo:font-weight="normal" style:font-size-asian="10pt" style:font-weight-asian="normal" style:font-size-complex="10pt" style:font-weight-complex="normal"/>
    </style:style>
    <style:style style:name="T58" style:family="text">
      <style:text-properties fo:font-variant="small-caps" fo:font-size="10pt" fo:font-weight="normal" officeooo:rsid="014a29e4" style:font-size-asian="10pt" style:font-weight-asian="normal" style:font-size-complex="10pt" style:font-weight-complex="normal"/>
    </style:style>
    <style:style style:name="T59" style:family="text">
      <style:text-properties fo:font-variant="small-caps" fo:font-size="10pt" fo:font-style="normal" officeooo:rsid="014142b1" style:font-size-asian="10pt" style:font-style-asian="normal" style:font-size-complex="10pt" style:font-style-complex="normal" loext:padding-left="0.139cm" loext:padding-right="0.139cm" loext:padding-top="0.041cm" loext:padding-bottom="0.041cm" loext:border="none"/>
    </style:style>
    <style:style style:name="T60" style:family="text">
      <style:text-properties fo:font-variant="small-caps" fo:font-size="10pt" fo:font-style="normal" officeooo:rsid="013deca7" style:font-size-asian="10pt" style:font-style-asian="normal" style:font-size-complex="10pt" style:font-style-complex="normal" loext:padding-left="0.139cm" loext:padding-right="0.139cm" loext:padding-top="0.041cm" loext:padding-bottom="0.041cm" loext:border="none"/>
    </style:style>
    <style:style style:name="T61" style:family="text">
      <style:text-properties fo:font-variant="small-caps" fo:font-size="10pt" fo:font-style="italic" style:text-underline-style="none" fo:font-weight="normal" officeooo:rsid="014b0058" style:font-size-asian="10pt" style:font-style-asian="italic" style:font-weight-asian="normal" style:font-size-complex="10pt" style:font-style-complex="italic" style:font-weight-complex="normal"/>
    </style:style>
    <style:style style:name="T62" style:family="text">
      <style:text-properties fo:font-variant="small-caps" fo:font-size="10.5pt" fo:font-weight="bold" officeooo:rsid="0060d8a1" style:font-size-asian="10.5pt" style:font-weight-asian="bold" style:font-size-complex="10.5pt" style:font-weight-complex="bold"/>
    </style:style>
    <style:style style:name="T63" style:family="text">
      <style:text-properties style:text-line-through-style="none" style:text-line-through-type="none" fo:font-size="10.5pt" fo:font-weight="bold" officeooo:rsid="00b165ed" style:font-size-asian="10.5pt" style:font-weight-asian="bold" style:font-size-complex="10.5pt" style:font-weight-complex="bold"/>
    </style:style>
    <style:style style:name="T64" style:family="text">
      <style:text-properties fo:color="#000000" loext:opacity="100%" fo:font-size="10.5pt" fo:font-style="normal" style:text-underline-style="none" fo:font-weight="bold" officeooo:rsid="016288df" fo:background-color="#00ff00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65" style:family="text">
      <style:text-properties fo:color="#000000" loext:opacity="100%" fo:font-size="10.5pt" fo:font-style="normal" style:text-underline-style="none" fo:font-weight="bold" officeooo:rsid="01645482" fo:background-color="#00ff00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66" style:family="text">
      <style:text-properties fo:color="#000000" loext:opacity="100%" fo:font-size="10.5pt" fo:font-style="normal" style:text-underline-style="none" fo:font-weight="normal" officeooo:rsid="00dc2574" fo:background-color="#00ff00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7" style:family="text">
      <style:text-properties fo:color="#000000" loext:opacity="100%" fo:font-size="10.5pt" fo:font-weight="bold" officeooo:rsid="00dab40b" fo:background-color="#00ff00" loext:char-shading-value="0" style:font-size-asian="10.5pt" style:font-weight-asian="bold" style:font-size-complex="10.5pt" style:font-weight-complex="bold"/>
    </style:style>
    <style:style style:name="T68" style:family="text">
      <style:text-properties fo:color="#000000" loext:opacity="100%" style:text-position="sub 58%" fo:font-size="10.5pt" fo:font-style="normal" style:text-underline-style="none" fo:font-weight="bold" officeooo:rsid="01645482" fo:background-color="#00ff00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69" style:family="text">
      <style:text-properties fo:color="#000000" loext:opacity="100%" style:text-position="sub 58%" fo:font-size="10.5pt" fo:font-style="normal" style:text-underline-style="none" fo:font-weight="bold" officeooo:rsid="016288df" fo:background-color="#00ff00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70" style:family="text">
      <style:text-properties fo:color="#000000" loext:opacity="100%" style:text-position="sub 58%" fo:font-size="10.5pt" fo:font-style="normal" style:text-underline-style="none" fo:font-weight="normal" officeooo:rsid="00dc2574" fo:background-color="#00ff00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1" style:family="text">
      <style:text-properties fo:color="#000000" loext:opacity="100%" fo:background-color="#00ff00" loext:char-shading-value="0"/>
    </style:style>
    <style:style style:name="T72" style:family="text">
      <style:text-properties fo:color="#000000" loext:opacity="100%" officeooo:rsid="006b0951" fo:background-color="#00ff00" loext:char-shading-value="0"/>
    </style:style>
    <style:style style:name="T73" style:family="text">
      <style:text-properties fo:color="#000000" loext:opacity="100%" fo:background-color="#ffff00" loext:char-shading-value="0"/>
    </style:style>
    <style:style style:name="T74" style:family="text">
      <style:text-properties fo:color="#000000" loext:opacity="100%" officeooo:rsid="006b0951" fo:background-color="#ffff00" loext:char-shading-value="0"/>
    </style:style>
    <style:style style:name="T75" style:family="text">
      <style:text-properties fo:color="#000000" loext:opacity="100%" fo:background-color="#00ffff" loext:char-shading-value="0"/>
    </style:style>
    <style:style style:name="T76" style:family="text">
      <style:text-properties fo:color="#000000" loext:opacity="100%" officeooo:rsid="006b0951" fo:background-color="#00ffff" loext:char-shading-value="0"/>
    </style:style>
    <style:style style:name="T77" style:family="text">
      <style:text-properties style:font-name="Arial" fo:language="en" fo:country="NZ" fo:font-weight="normal" officeooo:rsid="00e59f66" style:font-weight-asian="normal" style:font-weight-complex="normal"/>
    </style:style>
    <style:style style:name="T78" style:family="text">
      <style:text-properties style:font-name="Arial" fo:language="en" fo:country="NZ" fo:font-style="italic" fo:font-weight="normal" officeooo:rsid="013deca7" style:font-style-asian="italic" style:font-weight-asian="normal" style:font-style-complex="italic" style:font-weight-complex="normal"/>
    </style:style>
    <style:style style:name="T79" style:family="text">
      <style:text-properties style:font-name="Arial" fo:language="en" fo:country="NZ" fo:font-style="italic" fo:font-weight="normal" officeooo:rsid="017edb47" style:font-style-asian="italic" style:font-weight-asian="normal" style:font-style-complex="italic" style:font-weight-complex="normal"/>
    </style:style>
    <style:style style:name="T80" style:family="text">
      <style:text-properties style:font-name="Arial" fo:font-size="10.5pt" fo:language="en" fo:country="NZ" fo:font-style="normal" fo:font-weight="bold" officeooo:rsid="013deca7" style:font-size-asian="10.5pt" style:font-style-asian="normal" style:font-weight-asian="bold" style:font-size-complex="10.5pt" style:font-style-complex="normal" style:font-weight-complex="bold"/>
    </style:style>
    <style:style style:name="T81" style:family="text">
      <style:text-properties style:font-name="FreeSans" fo:font-size="10.5pt" fo:language="en" fo:country="NZ" fo:font-style="normal" fo:font-weight="bold" officeooo:rsid="014142b1" style:font-name-asian="FreeSans" style:font-size-asian="10.5pt" style:font-style-asian="normal" style:font-weight-asian="bold" style:font-name-complex="FreeSans" style:font-size-complex="10.5pt" style:font-style-complex="normal" style:font-weight-complex="bold"/>
    </style:style>
    <style:style style:name="T82" style:family="text">
      <style:text-properties fo:font-style="italic" fo:font-weight="normal" officeooo:rsid="013deca7" style:font-style-asian="italic" style:font-weight-asian="normal" style:font-style-complex="italic" style:font-weight-complex="normal"/>
    </style:style>
    <style:style style:name="T83" style:family="text">
      <style:text-properties fo:font-size="11pt" fo:font-weight="bold" officeooo:rsid="014a29e4" style:font-size-asian="11pt" style:font-weight-asian="bold" style:font-size-complex="11pt" style:font-weight-complex="bold"/>
    </style:style>
    <style:style style:name="T84" style:family="text">
      <style:text-properties officeooo:rsid="018b65f6"/>
    </style:style>
    <style:style style:name="T85" style:family="text">
      <style:text-properties officeooo:rsid="014cf486"/>
    </style:style>
    <style:style style:name="T86" style:family="text">
      <style:text-properties officeooo:rsid="01809dcc"/>
    </style:style>
    <style:style style:name="T87" style:family="text">
      <style:text-properties officeooo:rsid="008dc5fd"/>
    </style:style>
    <style:style style:name="T88" style:family="text">
      <style:text-properties officeooo:rsid="00a49b39"/>
    </style:style>
    <style:style style:name="T89" style:family="text">
      <style:text-properties style:text-position="super 58%" officeooo:rsid="013ecc93"/>
    </style:style>
    <style:style style:name="T90" style:family="text">
      <style:text-properties officeooo:rsid="007255cb"/>
    </style:style>
    <style:style style:name="T91" style:family="text">
      <style:text-properties officeooo:rsid="018e1c00"/>
    </style:style>
    <style:style style:name="T92" style:family="text">
      <style:text-properties officeooo:rsid="0135766b"/>
    </style:style>
    <style:style style:name="T93" style:family="text">
      <style:text-properties officeooo:rsid="00df3107"/>
    </style:style>
    <style:style style:name="T94" style:family="text">
      <style:text-properties fo:background-color="#cccccc" loext:char-shading-value="0"/>
    </style:style>
    <style:style style:name="T95" style:family="text">
      <style:text-properties officeooo:rsid="006b0951" fo:background-color="#cccccc" loext:char-shading-value="0"/>
    </style:style>
    <style:style style:name="T96" style:family="text">
      <style:text-properties officeooo:rsid="00db9465"/>
    </style:style>
    <style:style style:name="T97" style:family="text">
      <style:text-properties style:text-underline-style="solid" style:text-underline-width="auto" style:text-underline-color="font-color"/>
    </style:style>
    <style:style style:name="T98" style:family="text">
      <style:text-properties style:text-underline-style="solid" style:text-underline-width="auto" style:text-underline-color="font-color" officeooo:rsid="0135766b"/>
    </style:style>
    <style:style style:name="T99" style:family="text">
      <style:text-properties style:text-underline-style="solid" style:text-underline-width="auto" style:text-underline-color="font-color" officeooo:rsid="009009fc"/>
    </style:style>
    <style:style style:name="T100" style:family="text">
      <style:text-properties fo:font-size="8pt" style:font-size-asian="8pt" style:font-size-complex="8pt"/>
    </style:style>
    <style:style style:name="T101" style:family="text">
      <style:text-properties fo:font-size="8pt" officeooo:rsid="00546108" style:font-size-asian="8pt" style:font-size-complex="8pt"/>
    </style:style>
    <style:style style:name="T102" style:family="text">
      <style:text-properties fo:font-size="8pt" fo:font-style="normal" style:text-underline-style="none" fo:font-weight="normal" officeooo:rsid="00546108" style:font-size-asian="8pt" style:font-style-asian="normal" style:font-weight-asian="normal" style:font-size-complex="8pt" style:font-style-complex="normal" style:font-weight-complex="normal"/>
    </style:style>
    <style:style style:name="T103" style:family="text">
      <style:text-properties officeooo:rsid="00547924"/>
    </style:style>
    <style:style style:name="T104" style:family="text">
      <style:text-properties officeooo:rsid="00546108"/>
    </style:style>
    <style:style style:name="T105" style:family="text">
      <style:text-properties officeooo:rsid="005ff676"/>
    </style:style>
    <style:style style:name="T106" style:family="text">
      <style:text-properties officeooo:rsid="018f1e37"/>
    </style:style>
    <style:style style:name="T107" style:family="text">
      <style:text-properties officeooo:rsid="00894dd6"/>
    </style:style>
    <style:style style:name="T108" style:family="text">
      <style:text-properties officeooo:rsid="00e86da8"/>
    </style:style>
    <style:style style:name="T109" style:family="text">
      <style:text-properties officeooo:rsid="00f2e96d"/>
    </style:style>
    <style:style style:name="T110" style:family="text">
      <style:text-properties officeooo:rsid="00ebd31a"/>
    </style:style>
    <style:style style:name="T111" style:family="text">
      <style:text-properties officeooo:rsid="00dfe09c"/>
    </style:style>
    <style:style style:name="T112" style:family="text">
      <style:text-properties officeooo:rsid="00997777"/>
    </style:style>
    <style:style style:name="T113" style:family="text">
      <style:text-properties officeooo:rsid="0183c20f"/>
    </style:style>
    <style:style style:name="T114" style:family="text">
      <style:text-properties officeooo:rsid="006ff46e"/>
    </style:style>
    <style:style style:name="T115" style:family="text">
      <style:text-properties fo:font-size="9pt" fo:font-style="normal" style:text-underline-style="none" fo:font-weight="normal" officeooo:rsid="00547924" style:font-size-asian="9pt" style:font-style-asian="normal" style:font-weight-asian="normal" style:font-size-complex="9pt" style:font-style-complex="normal" style:font-weight-complex="normal"/>
    </style:style>
    <style:style style:name="T116" style:family="text">
      <style:text-properties fo:font-size="9pt" fo:font-style="normal" style:text-underline-style="none" fo:font-weight="normal" officeooo:rsid="00db9465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fo:font-style="normal" style:text-underline-style="none" fo:font-weight="normal" officeooo:rsid="00dc2574" style:font-size-asian="9pt" style:font-style-asian="normal" style:font-weight-asian="normal" style:font-size-complex="9pt" style:font-style-complex="normal" style:font-weight-complex="normal"/>
    </style:style>
    <style:style style:name="T118" style:family="text">
      <style:text-properties fo:font-size="9pt" fo:font-style="normal" style:text-underline-style="none" fo:font-weight="normal" officeooo:rsid="013ecc93" style:font-size-asian="9pt" style:font-style-asian="normal" style:font-weight-asian="normal" style:font-size-complex="9pt" style:font-style-complex="normal" style:font-weight-complex="normal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2" fo:font-size="12pt" fo:font-style="normal" fo:text-shadow="none" style:text-underline-style="none" fo:font-weight="600" style:letter-kerning="true" style:font-name-asian="Noto Sans CJK JP" style:font-size-asian="18pt" style:font-style-asian="normal" style:font-weight-asian="normal" style:font-name-complex="Noto Sans CJK JP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3" fo:font-size="12pt" fo:font-style="normal" fo:text-shadow="none" style:text-underline-style="none" fo:font-weight="600" style:letter-kerning="true" style:font-name-asian="Noto Sans CJK JP" style:font-size-asian="18pt" style:font-style-asian="normal" style:font-weight-asian="bold" style:font-name-complex="Noto Sans CJK JP" style:font-size-complex="18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small-caps" style:use-window-font-color="true" loext:opacity="0%" style:text-outline="false" style:text-line-through-style="none" style:text-line-through-type="none" style:text-position="0% 100%" style:font-name="Arial1" fo:font-size="6pt" fo:font-style="normal" fo:text-shadow="none" style:text-underline-style="none" fo:font-weight="normal" style:letter-kerning="true" style:font-name-asian="SimSun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6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6pt" fo:font-style="normal" fo:text-shadow="none" style:text-underline-style="none" fo:font-weight="normal" style:letter-kerning="true" style:font-name-asian="SimSun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ff" draw:fill-image-width="0cm" draw:fill-image-height="0cm" draw:textarea-horizontal-align="left" draw:textarea-vertical-align="top" draw:auto-grow-height="false" fo:min-height="0.4cm" fo:min-width="0.351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00" draw:fill-image-width="0cm" draw:fill-image-height="0cm" draw:textarea-horizontal-align="left" draw:textarea-vertical-align="top" draw:auto-grow-height="false" fo:min-height="0.4cm" fo:min-width="0.351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00" draw:fill-image-width="0cm" draw:fill-image-height="0cm" draw:textarea-horizontal-align="left" draw:textarea-vertical-align="top" draw:auto-grow-height="false" fo:min-height="0.4cm" fo:min-width="0.349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ff" draw:fill-image-width="0cm" draw:fill-image-height="0cm" draw:textarea-horizontal-align="left" draw:textarea-vertical-align="top" draw:auto-grow-height="false" fo:min-height="0.4cm" fo:min-width="0.349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651cm" fo:min-width="1.035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651cm" fo:min-width="1.351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651cm" fo:min-width="0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975cm" fo:min-width="0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975cm" fo:min-width="0.616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975cm" fo:min-width="0.721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00" draw:fill-image-width="0cm" draw:fill-image-height="0cm" draw:textarea-horizontal-align="left" draw:textarea-vertical-align="top" draw:auto-grow-height="false" fo:min-height="0.4cm" fo:min-width="1.351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326cm" fo:min-width="1.801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draw:stroke-dash="Dashed_20__28_var_29__20_1" svg:stroke-width="0cm" svg:stroke-color="#000000" draw:marker-start="Circle" draw:marker-start-width="0.15cm" draw:marker-start-center="false" draw:marker-end="" draw:marker-end-width="0.199cm" draw:marker-end-center="false" draw:fill="none" draw:fill-color="#729fcf" draw:fill-image-width="0cm" draw:fill-image-height="0cm" draw:textarea-horizontal-align="right" draw:textarea-vertical-align="middle" fo:padding-top="0cm" fo:padding-bottom="0cm" fo:padding-left="0cm" fo:padding-right="0cm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651cm" fo:min-width="1.589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00" draw:fill-image-width="0cm" draw:fill-image-height="0cm" draw:textarea-horizontal-align="left" draw:textarea-vertical-align="top" draw:auto-grow-height="false" fo:min-height="0.4cm" fo:min-width="0.351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7" style:family="graphic">
      <style:graphic-properties draw:stroke="none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00" draw:opacity="100%" draw:fill-image-width="0cm" draw:fill-image-height="0cm" draw:textarea-horizontal-align="left" draw:textarea-vertical-align="top" draw:auto-grow-height="false" fo:min-height="0.4cm" fo:min-width="0.351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8" style:family="graphic">
      <style:graphic-properties draw:stroke="none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ff" draw:fill-image-width="0cm" draw:fill-image-height="0cm" draw:textarea-horizontal-align="left" draw:textarea-vertical-align="top" draw:auto-grow-height="false" fo:min-height="0.4cm" fo:min-width="0.351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9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651cm" fo:min-width="1.014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651cm" fo:min-width="1.298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651cm" fo:min-width="1.628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2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ff" loext:fill-use-slide-background="false" draw:fill-image-width="0cm" draw:fill-image-height="0cm" draw:textarea-horizontal-align="center" draw:textarea-vertical-align="middle" draw:auto-grow-height="false" fo:min-height="1cm" fo:min-width="1cm" fo:padding-top="0cm" fo:padding-bottom="0cm" fo:padding-left="0cm" fo:padding-right="0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3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ff" draw:fill-image-width="0cm" draw:fill-image-height="0cm" draw:textarea-horizontal-align="center" draw:textarea-vertical-align="middle" draw:auto-grow-height="false" fo:min-height="1cm" fo:min-width="1cm" fo:padding-top="0cm" fo:padding-bottom="0cm" fo:padding-left="0cm" fo:padding-right="0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4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00" draw:fill-image-width="0cm" draw:fill-image-height="0cm" draw:textarea-horizontal-align="center" draw:textarea-vertical-align="middle" draw:auto-grow-height="false" fo:min-height="1cm" fo:min-width="1cm" fo:padding-top="0cm" fo:padding-bottom="0cm" fo:padding-left="0cm" fo:padding-right="0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00ff00" draw:fill-image-width="0cm" draw:fill-image-height="0cm" draw:textarea-horizontal-align="justify" draw:textarea-vertical-align="middle" draw:auto-grow-height="false" fo:min-height="0.196cm" fo:min-width="0.302cm" fo:padding-top="0cm" fo:padding-bottom="0cm" fo:padding-left="0cm" fo:padding-right="0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6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none" draw:fill-color="#ffff00" loext:fill-use-slide-background="false" draw:fill-image-width="0cm" draw:fill-image-height="0cm" draw:textarea-horizontal-align="left" draw:textarea-vertical-align="top" draw:auto-grow-height="false" fo:min-height="0.4cm" fo:min-width="0.351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K</text:span><text:span text:style-name="T1">eyboard </text:span><text:span text:style-name="T3">S</text:span><text:span text:style-name="T1">hortcut</text:span><text:span text:style-name="T4">s</text:span><text:span text:style-name="T5">:</text:span></text:p>
      <text:p text:style-name="P18"/>
      <text:p text:style-name="P4"><text:span text:style-name="T8">alt-Z</text:span><text:span text:style-name="T21"><text:tab/></text:span><text:span text:style-name="T22"><text:tab/></text:span><text:span text:style-name="T23">CANCEL</text:span><text:span text:style-name="T21"> any paste operation that is in progress</text:span><text:span text:style-name="T22"><text:tab/></text:span><text:span text:style-name="T41">(</text:span><text:span text:style-name="T42">also a </text:span><text:span text:style-name="T43">menu item</text:span><text:span text:style-name="T41">)</text:span></text:p>
      <text:p text:style-name="P4"><text:span text:style-name="T8">alt-A</text:span><text:span text:style-name="T49"><text:tab/></text:span><text:span text:style-name="T21"><text:tab/>clear ring buffer</text:span><text:span text:style-name="T24"> (</text:span><text:span text:style-name="T25">256</text:span><text:span text:style-name="T21">k buffer used for serial input</text:span><text:span text:style-name="T24">)</text:span><text:span text:style-name="T22"><text:tab/></text:span><text:span text:style-name="T41">(</text:span><text:span text:style-name="T42">also a </text:span><text:span text:style-name="T43">menu item</text:span><text:span text:style-name="T41">)</text:span></text:p>
      <text:p text:style-name="P4"><text:span text:style-name="T8">alt-C</text:span><text:span text:style-name="T49"><text:tab/></text:span><text:span text:style-name="T21"><text:tab/>clear </text:span><text:span text:style-name="T26">and turn off </text:span><text:span text:style-name="T21">graphics layer</text:span><text:span text:style-name="T23"><text:tab/></text:span><text:span text:style-name="T22"><text:tab/><text:tab/><text:tab/></text:span><text:span text:style-name="T41">(</text:span><text:span text:style-name="T42">also a </text:span><text:span text:style-name="T43">menu item</text:span><text:span text:style-name="T41">)</text:span></text:p>
      <text:p text:style-name="P4"><text:span text:style-name="T8">alt-D</text:span><text:span text:style-name="T49"><text:tab/></text:span><text:span text:style-name="T21"><text:tab/>clear text layer</text:span><text:span text:style-name="T22"><text:tab/><text:tab/><text:tab/><text:tab/><text:tab/><text:tab/></text:span><text:span text:style-name="T41">(</text:span><text:span text:style-name="T42">also a </text:span><text:span text:style-name="T43">menu item</text:span><text:span text:style-name="T41">)</text:span></text:p>
      <text:p text:style-name="P5"><text:span text:style-name="T8">alt-</text:span><text:span text:style-name="T9">P</text:span><text:span text:style-name="T49"><text:tab/></text:span><text:span text:style-name="T21"><text:tab/>paste from clipboard</text:span><text:span text:style-name="T22"><text:tab/><text:tab/><text:tab/><text:tab/><text:tab/></text:span><text:span text:style-name="T41">(</text:span><text:span text:style-name="T42">also a </text:span><text:span text:style-name="T43">menu item</text:span><text:span text:style-name="T41">)</text:span></text:p>
      <text:p text:style-name="P5"><text:span text:style-name="T8">alt-</text:span><text:span text:style-name="T10">L</text:span><text:span text:style-name="T49"><text:tab/></text:span><text:span text:style-name="T21"><text:tab/></text:span><text:span text:style-name="T27">STOP</text:span><text:span text:style-name="T28">/RESUME</text:span><text:span text:style-name="T27"> logging<text:tab/><text:tab/></text:span><text:span text:style-name="T22"><text:tab/><text:tab/><text:tab/></text:span><text:span text:style-name="T41">(</text:span><text:span text:style-name="T42">also a </text:span><text:span text:style-name="T43">menu item</text:span><text:span text:style-name="T41">)</text:span></text:p>
      <text:p text:style-name="P6"><text:span text:style-name="T8">alt-R</text:span><text:span text:style-name="T49"><text:tab/></text:span><text:span text:style-name="T50"><text:tab/>RESET termi</text:span><text:span text:style-name="T21">nal<text:tab/><text:tab/><text:tab/><text:tab/><text:tab/><text:tab/></text:span><text:span text:style-name="T41">(</text:span><text:span text:style-name="T42">also a </text:span><text:span text:style-name="T43">menu item</text:span><text:span text:style-name="T41">)</text:span></text:p>
      <text:p text:style-name="P7"><text:span text:style-name="T8">alt-&gt;</text:span><text:span text:style-name="T48"> </text:span><text:span text:style-name="T57">and</text:span><text:span text:style-name="T48"> </text:span><text:span text:style-name="T8">&lt;</text:span><text:span text:style-name="T21"><text:tab/>bell volume </text:span><text:span text:style-name="T29">level </text:span><text:span text:style-name="T21">up and down</text:span></text:p>
      <text:p text:style-name="P8"><text:span text:style-name="T8">alt-U</text:span><text:span text:style-name="T21"><text:tab/><text:tab/>h</text:span><text:span text:style-name="T30">id</text:span><text:span text:style-name="T21">e/show cursor</text:span></text:p>
      <text:p text:style-name="P4"><text:span text:style-name="T8">alt-B</text:span><text:span text:style-name="T49"><text:tab/></text:span><text:span text:style-name="T21"><text:tab/>send break</text:span><text:span text:style-name="T31">,</text:span><text:span text:style-name="T21"> signal</text:span><text:span text:style-name="T31">s </text:span><text:span text:style-name="T21">1455 firmware to reset Micromite</text:span></text:p>
      <text:p text:style-name="P9"><text:span text:style-name="T8">alt-M</text:span><text:span text:style-name="T21"><text:tab/><text:tab/>show pop-up menu (in case you have no mouse)</text:span></text:p>
      <text:p text:style-name="P10"><text:span text:style-name="T8">alt-</text:span><text:span text:style-name="T62">ENTER</text:span><text:span text:style-name="T21"><text:tab/></text:span><text:span text:style-name="T32">send CR + LF character sequence</text:span></text:p>
      <text:p text:style-name="P8"><text:span text:style-name="T11">alt-</text:span><text:span text:style-name="T63">ZERO</text:span><text:span text:style-name="T32"><text:tab/>send null char</text:span><text:span text:style-name="T51">acter </text:span><text:span text:style-name="T52">(also </text:span><text:span text:style-name="T64"> </text:span><text:span text:style-name="T65">⁠</text:span><text:span text:style-name="T67">ctrl-ZERO</text:span><text:span text:style-name="T68">⁠</text:span><text:span text:style-name="T69"> ⁠ </text:span><text:span text:style-name="T33"> for VT102 compatibility)</text:span></text:p>
      <text:p text:style-name="P8"><text:span text:style-name="T8">alt-1</text:span><text:span text:style-name="T48"> </text:span><text:span text:style-name="T57">to</text:span><text:span text:style-name="T48"> </text:span><text:span text:style-name="T8">4</text:span><text:span text:style-name="T21"> *<text:tab/>set/</text:span><text:span text:style-name="T30">clear</text:span><text:span text:style-name="T21"> </text:span><text:span text:style-name="T34">modem control</text:span><text:span text:style-name="T30"> </text:span><text:span text:style-name="T34">(</text:span><text:span text:style-name="T21">DTR/RTS</text:span><text:span text:style-name="T34">) </text:span><text:span text:style-name="T30">outputs</text:span></text:p>
      <text:p text:style-name="P13"><text:span text:style-name="T12">a</text:span><text:span text:style-name="T13">lt-6</text:span><text:span text:style-name="T35"> *<text:tab/><text:tab/>scroll screen </text:span><text:span text:style-name="T36">and cursor </text:span><text:span text:style-name="T35">up, until the cursor is </text:span><text:span text:style-name="T36">at</text:span><text:span text:style-name="T35"> the top line</text:span></text:p>
      <text:p text:style-name="P37"><text:span text:style-name="T77"><text:tab/><text:tab/></text:span><text:span text:style-name="T78">(also mapped to the </text:span><text:span text:style-name="T80">alt-</text:span><text:span text:style-name="T81">⇧</text:span><text:span text:style-name="T78"> </text:span><text:span text:style-name="T79">k</text:span><text:span text:style-name="T78">ey combination)</text:span></text:p>
      <text:p text:style-name="P13"><text:span text:style-name="T12">a</text:span><text:span text:style-name="T14">lt-7</text:span><text:span text:style-name="T33"> *<text:tab/><text:tab/></text:span><text:span text:style-name="T37">control input, enter mixed text and control c</text:span><text:span text:style-name="T38">odes</text:span><text:span text:style-name="T37"> </text:span><text:span text:style-name="T39">to send as a string</text:span></text:p>
      <text:p text:style-name="P14"><text:span text:style-name="T17">alt-8</text:span><text:span text:style-name="T21"> *<text:tab/><text:tab/>pause output to screen, serial input is buffered until un-paused</text:span></text:p>
      <text:p text:style-name="P14"><text:span text:style-name="T21"><text:tab/><text:tab/></text:span><text:span text:style-name="T82">(also mapped to the </text:span><text:span text:style-name="T59">S</text:span><text:span text:style-name="T60">crLoc</text:span><text:span text:style-name="T59">k</text:span><text:span text:style-name="T82"> key)</text:span></text:p>
      <text:p text:style-name="P15"><text:span text:style-name="T15">ctrl</text:span><text:span text:style-name="T12">-SPACE</text:span><text:span text:style-name="T30"><text:tab/>try to restore last valid connection, or disconnect if already connected</text:span></text:p>
      <text:p text:style-name="P15"><text:span text:style-name="T15">ctrl</text:span><text:span text:style-name="T12">-</text:span><text:span text:style-name="T16">3</text:span><text:span text:style-name="T83"> </text:span><text:span text:style-name="T58">to</text:span><text:span text:style-name="T83"> </text:span><text:span text:style-name="T16">7</text:span><text:span text:style-name="T30"><text:tab/></text:span><text:span text:style-name="T40">generate</text:span><text:span text:style-name="T30"> </text:span><text:span text:style-name="T53">the control characters between </text:span><text:span text:style-name="T18"> </text:span><text:span text:style-name="T19">⁠</text:span><text:span text:style-name="T66">27</text:span><text:span text:style-name="T70">10</text:span><text:span text:style-name="T68">⁠</text:span><text:span text:style-name="T69"> ⁠ </text:span><text:span text:style-name="T53"> and </text:span><text:span text:style-name="T18"> </text:span><text:span text:style-name="T19">⁠</text:span><text:span text:style-name="T66">31</text:span><text:span text:style-name="T70">10</text:span><text:span text:style-name="T68">⁠</text:span><text:span text:style-name="T69"> ⁠ </text:span></text:p>
      <text:p text:style-name="P38"><text:span text:style-name="T53"><text:tab/><text:tab/></text:span><text:span text:style-name="T54">(</text:span><text:span text:style-name="T55">alternatives to</text:span><text:span text:style-name="T54"> <text:s/></text:span><text:span text:style-name="T20">ctrl-[</text:span><text:span text:style-name="T54">, <text:s/></text:span><text:span text:style-name="T20">ctrl-\</text:span><text:span text:style-name="T54">, <text:s/></text:span><text:span text:style-name="T20">ctrl-]</text:span><text:span text:style-name="T54">, <text:s/></text:span><text:span text:style-name="T20">ctrl-~</text:span><text:span text:style-name="T54"> </text:span><text:span text:style-name="T61">or</text:span><text:span text:style-name="T54"> </text:span><text:span text:style-name="T20">ctrl-^</text:span><text:span text:style-name="T54">, <text:s/></text:span><text:span text:style-name="T20">ctrl-/</text:span><text:span text:style-name="T54"> </text:span><text:span text:style-name="T61">or</text:span><text:span text:style-name="T54"> </text:span><text:span text:style-name="T20">ctrl-_</text:span><text:span text:style-name="T54"> )</text:span></text:p>
      <text:p text:style-name="P19"/>
      <text:p text:style-name="P16"><text:span text:style-name="T56">* </text:span><text:span text:style-name="T44">some operating systems hook </text:span><text:span text:style-name="T47">alt-n</text:span><text:span text:style-name="T44"> </text:span><text:span text:style-name="T45">(0..9) </text:span><text:span text:style-name="T44">key combinations, </text:span><text:span text:style-name="T46">to work around</text:span></text:p>
      <text:p text:style-name="P21"><text:span text:style-name="T84">this </text:span><text:span text:style-name="T48">ctrl-alt-n</text:span> is also mapped <text:span text:style-name="T85">to the same functions and can be used instead</text:span></text:p>
      <text:p text:style-name="P2"/>
      <text:p text:style-name="P17"><draw:g text:anchor-type="paragraph" draw:z-index="0" draw:name="Group object 1" draw:style-name="gr1"><draw:custom-shape draw:style-name="gr2" draw:text-style-name="P42" svg:width="1.001cm" svg:height="1.001cm" svg:x="1.36cm" svg:y="3.222cm"><text:p text:style-name="P41"><text:span text:style-name="T119">Q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2.362cm" svg:y="3.222cm"><text:p text:style-name="P41"><text:span text:style-name="T119">W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3.361cm" svg:y="3.222cm"><text:p text:style-name="P41"><text:span text:style-name="T119">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3" svg:width="1.001cm" svg:height="1.001cm" svg:x="4.361cm" svg:y="3.222cm"><text:p text:style-name="P41"><text:span text:style-name="T119">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5.361cm" svg:y="3.222cm"><text:p text:style-name="P41"><text:span text:style-name="T119">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6.361cm" svg:y="3.222cm"><text:p text:style-name="P41"><text:span text:style-name="T119">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3" svg:width="1.001cm" svg:height="1.001cm" svg:x="7.361cm" svg:y="3.222cm"><text:p text:style-name="P41"><text:span text:style-name="T119">U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8.361cm" svg:y="3.222cm"><text:p text:style-name="P41"><text:span text:style-name="T119">I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9.361cm" svg:y="3.222cm"><text:p text:style-name="P41"><text:span text:style-name="T119">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3" svg:width="1.001cm" svg:height="1.001cm" svg:x="10.363cm" svg:y="3.222cm"><text:p text:style-name="P41"><text:span text:style-name="T119">P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3" svg:width="1.001cm" svg:height="1.001cm" svg:x="1.563cm" svg:y="4.222cm"><text:p text:style-name="P41"><text:span text:style-name="T119">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2.562cm" svg:y="4.222cm"><text:p text:style-name="P41"><text:span text:style-name="T119">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43" svg:width="0.999cm" svg:height="1.001cm" svg:x="3.562cm" svg:y="4.222cm"><text:p text:style-name="P41"><text:span text:style-name="T119">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4.56cm" svg:y="4.222cm"><text:p text:style-name="P41"><text:span text:style-name="T119">F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5.56cm" svg:y="4.222cm"><text:p text:style-name="P41"><text:span text:style-name="T119">G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6.56cm" svg:y="4.222cm"><text:p text:style-name="P41"><text:span text:style-name="T119">H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7.562cm" svg:y="4.222cm"><text:p text:style-name="P41"><text:span text:style-name="T119">J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8.561cm" svg:y="4.222cm"><text:p text:style-name="P41"><text:span text:style-name="T119">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3" svg:width="1.001cm" svg:height="1.001cm" svg:x="9.561cm" svg:y="4.222cm"><text:p text:style-name="P41"><text:span text:style-name="T119">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3" svg:width="1.001cm" svg:height="1.001cm" svg:x="2.161cm" svg:y="5.222cm"><text:p text:style-name="P41"><text:span text:style-name="T119">Z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3.161cm" svg:y="5.222cm"><text:p text:style-name="P41"><text:span text:style-name="T119">X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3" svg:width="1.001cm" svg:height="1.001cm" svg:x="4.161cm" svg:y="5.222cm"><text:p text:style-name="P41"><text:span text:style-name="T119">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5.162cm" svg:y="5.222cm"><text:p text:style-name="P41"><text:span text:style-name="T119">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3" svg:width="1.001cm" svg:height="1.001cm" svg:x="6.162cm" svg:y="5.222cm"><text:p text:style-name="P41"><text:span text:style-name="T119">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42" svg:width="0.999cm" svg:height="1.001cm" svg:x="7.162cm" svg:y="5.222cm"><text:p text:style-name="P41"><text:span text:style-name="T119">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3" svg:width="1.001cm" svg:height="1.001cm" svg:x="8.16cm" svg:y="5.222cm"><text:p text:style-name="P41"><text:span text:style-name="T119">M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45" svg:width="1.036cm" svg:height="0.752cm" svg:x="4.343cm" svg:y="2.379cm"><draw:text-box><text:p text:style-name="P44"><text:span text:style-name="T119">reset</text:span></text:p><text:p text:style-name="P44"><text:span text:style-name="T119">terminal</text:span></text:p></draw:text-box></draw:frame><draw:frame draw:style-name="gr7" draw:text-style-name="P45" svg:width="1.352cm" svg:height="0.752cm" svg:x="10.185cm" svg:y="2.379cm"><draw:text-box><text:p text:style-name="P44"><text:span text:style-name="T119">paste from</text:span></text:p><text:p text:style-name="P44"><text:span text:style-name="T119">clipboard</text:span></text:p></draw:text-box></draw:frame><draw:frame draw:style-name="gr8" draw:text-style-name="P45" svg:width="1.001cm" svg:height="0.752cm" svg:x="6.162cm" svg:y="6.417cm"><draw:text-box><text:p text:style-name="P44"><text:span text:style-name="T119">reset</text:span></text:p><text:p text:style-name="P44"><text:span text:style-name="T120">μ-</text:span><text:span text:style-name="T119">mite</text:span></text:p></draw:text-box></draw:frame><draw:frame draw:style-name="gr9" draw:text-style-name="P45" svg:width="1.001cm" svg:height="1.077cm" svg:x="4.161cm" svg:y="6.413cm"><draw:text-box><text:p text:style-name="P44"><text:span text:style-name="T119">clear</text:span></text:p><text:p text:style-name="P44"><text:span text:style-name="T119">GFX</text:span></text:p><text:p text:style-name="P44"><text:span text:style-name="T119">layer</text:span></text:p></draw:text-box></draw:frame><draw:frame draw:style-name="gr10" draw:text-style-name="P45" svg:width="0.616cm" svg:height="1.077cm" svg:x="3.354cm" svg:y="6.814cm"><draw:text-box><text:p text:style-name="P44"><text:span text:style-name="T119">clear</text:span></text:p><text:p text:style-name="P44"><text:span text:style-name="T119">text</text:span></text:p><text:p text:style-name="P44"><text:span text:style-name="T119">layer</text:span></text:p></draw:text-box></draw:frame><draw:frame draw:style-name="gr8" draw:text-style-name="P45" svg:width="1.001cm" svg:height="0.752cm" svg:x="2.161cm" svg:y="6.417cm"><draw:text-box><text:p text:style-name="P44"><text:span text:style-name="T119">cancel</text:span></text:p><text:p text:style-name="P44"><text:span text:style-name="T119">paste</text:span></text:p></draw:text-box></draw:frame><draw:frame draw:style-name="gr11" draw:text-style-name="P45" svg:width="0.722cm" svg:height="1.077cm" svg:x="0.639cm" svg:y="5.013cm"><draw:text-box><text:p text:style-name="P44"><text:span text:style-name="T119">clear</text:span></text:p><text:p text:style-name="P44"><text:span text:style-name="T119">ring</text:span></text:p><text:p text:style-name="P44"><text:span text:style-name="T119">buffer</text:span></text:p></draw:text-box></draw:frame><draw:custom-shape draw:style-name="gr12" draw:text-style-name="P43" svg:width="2.001cm" svg:height="1.001cm" svg:x="10.961cm" svg:y="4.623cm"><text:p text:style-name="P41"><text:span text:style-name="T119">enter</text:span></text:p><draw:enhanced-geometry svg:viewBox="0 0 21600 21600" draw:mirror-horizontal="false" draw:mirror-vertical="false" draw:type="rectangle" draw:enhanced-path="M 0 0 L 21600 0 21600 21600 0 21600 0 0 Z N"/></draw:custom-shape><draw:frame draw:style-name="gr13" draw:text-style-name="P45" svg:width="1.802cm" svg:height="0.428cm" svg:x="11.062cm" svg:y="5.819cm"><draw:text-box><text:p text:style-name="P44"><text:span text:style-name="T119">send CR + LF</text:span></text:p></draw:text-box></draw:frame><draw:line draw:style-name="gr14" draw:text-style-name="P46" svg:x1="3.862cm" svg:y1="4.923cm" svg:x2="3.662cm" svg:y2="6.723cm"><text:p/></draw:line><draw:line draw:style-name="gr14" draw:text-style-name="P46" svg:x1="9.862cm" svg:y1="4.923cm" svg:x2="10.015cm" svg:y2="6.323cm"><text:p/></draw:line><draw:frame draw:style-name="gr15" draw:text-style-name="P45" svg:width="1.59cm" svg:height="0.752cm" svg:x="9.721cm" svg:y="6.417cm"><draw:text-box><text:p text:style-name="P44"><text:span text:style-name="T119">stop/resume</text:span></text:p><text:p text:style-name="P44"><text:span text:style-name="T119">logging</text:span></text:p></draw:text-box></draw:frame><draw:frame draw:style-name="gr8" draw:text-style-name="P45" svg:width="1.001cm" svg:height="0.752cm" svg:x="8.16cm" svg:y="6.417cm"><draw:text-box><text:p text:style-name="P44"><text:span text:style-name="T119">pop-up</text:span></text:p><text:p text:style-name="P44"><text:span text:style-name="T119">menu</text:span></text:p></draw:text-box></draw:frame><draw:custom-shape draw:style-name="gr3" draw:text-style-name="P43" svg:width="1.001cm" svg:height="1.001cm" svg:x="1.36cm" svg:y="1.023cm"><text:p text:style-name="P41"><text:span text:style-name="T11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3" svg:width="1.001cm" svg:height="1.001cm" svg:x="2.362cm" svg:y="1.023cm"><text:p text:style-name="P41"><text:span text:style-name="T11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43" svg:width="1.001cm" svg:height="1.001cm" svg:x="3.361cm" svg:y="1.023cm"><text:p text:style-name="P41"><text:span text:style-name="T119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47" svg:width="1.001cm" svg:height="1.001cm" svg:x="4.361cm" svg:y="1.023cm"><text:p text:style-name="P41"><text:span text:style-name="T119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42" svg:width="1.001cm" svg:height="1.001cm" svg:x="5.361cm" svg:y="1.023cm"><text:p text:style-name="P41"><text:span text:style-name="T119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43" svg:width="1.001cm" svg:height="1.001cm" svg:x="6.361cm" svg:y="1.023cm"><text:p text:style-name="P41"><text:span text:style-name="T119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43" svg:width="1.001cm" svg:height="1.001cm" svg:x="7.361cm" svg:y="1.023cm"><text:p text:style-name="P41"><text:span text:style-name="T119">7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3" svg:width="1.001cm" svg:height="1.001cm" svg:x="8.361cm" svg:y="1.023cm"><text:p text:style-name="P41"><text:span text:style-name="T119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42" svg:width="1.001cm" svg:height="1.001cm" svg:x="9.361cm" svg:y="1.023cm"><text:p text:style-name="P41"><text:span text:style-name="T119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43" svg:width="1.001cm" svg:height="1.001cm" svg:x="10.363cm" svg:y="1.023cm"><text:p text:style-name="P41"><text:span text:style-name="T119">0</text:span></text:p><draw:enhanced-geometry svg:viewBox="0 0 21600 21600" draw:mirror-horizontal="false" draw:mirror-vertical="false" draw:type="rectangle" draw:enhanced-path="M 0 0 L 21600 0 21600 21600 0 21600 0 0 Z N"/></draw:custom-shape><draw:frame draw:style-name="gr19" draw:text-style-name="P45" svg:width="1.015cm" svg:height="0.752cm" svg:x="4.354cm" svg:y="0.18cm"><draw:text-box><text:p text:style-name="P44"><text:span text:style-name="T119">clear</text:span></text:p><text:p text:style-name="P44"><text:span text:style-name="T119">RTS</text:span></text:p></draw:text-box></draw:frame><draw:frame draw:style-name="gr19" draw:text-style-name="P45" svg:width="1.015cm" svg:height="0.752cm" svg:x="10.351cm" svg:y="0.176cm"><draw:text-box><text:p text:style-name="P44"><text:span text:style-name="T119">send</text:span></text:p><text:p text:style-name="P44"><text:span text:style-name="T119">NUL</text:span></text:p></draw:text-box></draw:frame><draw:frame draw:style-name="gr19" draw:text-style-name="P45" svg:width="1.015cm" svg:height="0.752cm" svg:x="1.353cm" svg:y="0.18cm"><draw:text-box><text:p text:style-name="P44"><text:span text:style-name="T119">set</text:span></text:p><text:p text:style-name="P44"><text:span text:style-name="T119">DTR</text:span></text:p></draw:text-box></draw:frame><draw:frame draw:style-name="gr19" draw:text-style-name="P45" svg:width="1.015cm" svg:height="0.752cm" svg:x="2.355cm" svg:y="0.18cm"><draw:text-box><text:p text:style-name="P44"><text:span text:style-name="T119">clear</text:span></text:p><text:p text:style-name="P44"><text:span text:style-name="T119">DTR</text:span></text:p></draw:text-box></draw:frame><draw:frame draw:style-name="gr19" draw:text-style-name="P45" svg:width="1.015cm" svg:height="0.752cm" svg:x="3.354cm" svg:y="0.18cm"><draw:text-box><text:p text:style-name="P44"><text:span text:style-name="T119">set</text:span></text:p><text:p text:style-name="P44"><text:span text:style-name="T119">RTS</text:span></text:p></draw:text-box></draw:frame><draw:frame draw:style-name="gr20" draw:text-style-name="P45" svg:width="1.299cm" svg:height="0.752cm" svg:x="7.213cm" svg:y="2.379cm"><draw:text-box><text:p text:style-name="P44"><text:span text:style-name="T119">hide/show</text:span></text:p><text:p text:style-name="P44"><text:span text:style-name="T119">cursor</text:span></text:p></draw:text-box></draw:frame><draw:frame draw:style-name="gr21" draw:text-style-name="P45" svg:width="1.629cm" svg:height="0.752cm" svg:x="7.045cm" svg:y="0.176cm"><draw:text-box><text:p text:style-name="P44"><text:span text:style-name="T119">control</text:span></text:p><text:p text:style-name="P44"><text:span text:style-name="T119">input</text:span></text:p></draw:text-box></draw:frame><draw:frame draw:style-name="gr21" draw:text-style-name="P45" svg:width="1.629cm" svg:height="0.752cm" svg:x="5.694cm" svg:y="0.176cm"><draw:text-box><text:p text:style-name="P44"><text:span text:style-name="T119">cursor</text:span></text:p><text:p text:style-name="P44"><text:span text:style-name="T119">to TOS</text:span></text:p></draw:text-box></draw:frame><draw:frame draw:style-name="gr21" draw:text-style-name="P45" svg:width="1.629cm" svg:height="0.752cm" svg:x="8.361cm" svg:y="0.176cm"><draw:text-box><text:p text:style-name="P44"><text:span text:style-name="T119">pause</text:span></text:p><text:p text:style-name="P44"><text:span text:style-name="T119">screen</text:span></text:p></draw:text-box></draw:frame><draw:custom-shape draw:style-name="gr22" draw:text-style-name="P49" svg:width="1.001cm" svg:height="1.001cm" svg:x="13.36cm" svg:y="6.023cm"><text:p text:style-name="P48"><text:span text:style-name="T121">⇦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49" svg:width="1.001cm" svg:height="1.001cm" svg:x="14.36cm" svg:y="6.023cm"><text:p text:style-name="P48"><text:span text:style-name="T121">⇩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49" svg:width="1.001cm" svg:height="1.001cm" svg:x="15.36cm" svg:y="6.023cm"><text:p text:style-name="P48"><text:span text:style-name="T121">⇨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51" svg:width="1.001cm" svg:height="1.001cm" svg:x="14.36cm" svg:y="5.023cm"><text:p text:style-name="P50"><text:span text:style-name="T122">⇧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53" svg:width="1.001cm" svg:height="1.001cm" svg:x="14.36cm" svg:y="1.023cm"><text:p text:style-name="P52"><text:span text:style-name="T123">Scroll</text:span></text:p><text:p text:style-name="P52"><text:span text:style-name="T123">Lock</text:span></text:p><draw:enhanced-geometry svg:viewBox="0 0 21600 21600" draw:mirror-horizontal="false" draw:mirror-vertical="false" draw:type="rectangle" draw:enhanced-path="M 0 0 L 21600 0 21600 21600 0 21600 0 0 Z N"/></draw:custom-shape><draw:frame draw:style-name="gr21" draw:text-style-name="P45" svg:width="1.629cm" svg:height="0.752cm" svg:x="14.046cm" svg:y="0.176cm"><draw:text-box><text:p text:style-name="P44"><text:span text:style-name="T119">pause</text:span></text:p><text:p text:style-name="P44"><text:span text:style-name="T119">screen</text:span></text:p></draw:text-box></draw:frame><draw:frame draw:style-name="gr21" draw:text-style-name="P45" svg:width="1.629cm" svg:height="0.752cm" svg:x="14.046cm" svg:y="4.177cm"><draw:text-box><text:p text:style-name="P44"><text:span text:style-name="T119">cursor</text:span></text:p><text:p text:style-name="P44"><text:span text:style-name="T119">to TOS</text:span></text:p></draw:text-box></draw:frame><draw:custom-shape draw:style-name="gr25" draw:text-style-name="P55" svg:width="0.6cm" svg:height="0.6cm" svg:x="3.761cm" svg:y="1.423cm"><text:p text:style-name="P54"><text:span text:style-name="T124">27</text:span></text:p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draw:custom-shape draw:style-name="gr25" draw:text-style-name="P55" svg:width="0.6cm" svg:height="0.6cm" svg:x="4.761cm" svg:y="1.423cm"><text:p text:style-name="P54"><text:span text:style-name="T124">28</text:span></text:p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draw:custom-shape draw:style-name="gr25" draw:text-style-name="P55" svg:width="0.6cm" svg:height="0.6cm" svg:x="5.761cm" svg:y="1.423cm"><text:p text:style-name="P54"><text:span text:style-name="T124">29</text:span></text:p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draw:custom-shape draw:style-name="gr25" draw:text-style-name="P55" svg:width="0.6cm" svg:height="0.6cm" svg:x="6.761cm" svg:y="1.423cm"><text:p text:style-name="P54"><text:span text:style-name="T124">30</text:span></text:p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draw:custom-shape draw:style-name="gr25" draw:text-style-name="P57" svg:width="0.6cm" svg:height="0.6cm" svg:x="7.763cm" svg:y="1.423cm"><text:p text:style-name="P56"><text:span text:style-name="T125">31</text:span></text:p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26" draw:text-style-name="P58" svg:width="1.001cm" svg:height="1.001cm" svg:x="3.361cm" svg:y="1.023cm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58" svg:width="1.001cm" svg:height="1.001cm" svg:x="4.361cm" svg:y="1.023cm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58" svg:width="1.001cm" svg:height="1.001cm" svg:x="5.361cm" svg:y="1.023cm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58" svg:width="1.001cm" svg:height="1.001cm" svg:x="6.361cm" svg:y="1.023cm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58" svg:width="1.001cm" svg:height="1.001cm" svg:x="7.361cm" svg:y="1.023cm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60" svg:width="0.602cm" svg:height="0.6cm" svg:x="10.737cm" svg:y="1.423cm"><text:p text:style-name="P59"><text:span text:style-name="T125"><text:s text:c="2"/></text:span><text:span text:style-name="T125">0</text:span></text:p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26" draw:text-style-name="P58" svg:width="1.001cm" svg:height="1.001cm" svg:x="10.363cm" svg:y="1.023cm"><text:p/><draw:enhanced-geometry svg:viewBox="0 0 21600 21600" draw:mirror-horizontal="false" draw:mirror-vertical="false" draw:type="rectangle" draw:enhanced-path="M 0 0 L 21600 0 21600 21600 0 21600 0 0 Z N"/></draw:custom-shape></draw:g></text:p>
      <text:p text:style-name="P17"/>
      <text:p text:style-name="P11"><text:span text:style-name="T6">Status Line</text:span><text:span text:style-name="T7">:</text:span></text:p>
      <text:p text:style-name="P20"/>
      <text:p text:style-name="P22">Above the terminal <text:span text:style-name="T86">text</text:span> <text:span text:style-name="T87">area </text:span>is a status line that displays various useful pieces of information about the terminal session. This includes <text:span text:style-name="T85">the hex codes for the </text:span>last <text:span text:style-name="T88">ASCII </text:span>character <text:span text:style-name="T88">displayed</text:span><text:span text:style-name="T89">(1)</text:span><text:span text:style-name="T88"> </text:span>and key<text:span text:style-name="T90"> pressed</text:span><text:span text:style-name="T89">(4)</text:span>, <text:span text:style-name="T90">current </text:span>cursor location<text:span text:style-name="T89">(2,3)</text:span>, <text:span text:style-name="T91">last </text:span><text:span text:style-name="T86">Rx and Tx time</text:span> information<text:span text:style-name="T89">(5,6)</text:span>, and various status indicators<text:span text:style-name="T89">(7-11) </text:span>:</text:p>
      <text:p text:style-name="P22"><text:s/></text:p>
      <text:p text:style-name="P39">00 <text:s/>row=01 <text:s/>col=0<text:span text:style-name="T92">0</text:span>1 <text:s/>key=00 <text:s/>00.0<text:span text:style-name="T93">s</text:span> <text:s/>00.0<text:span text:style-name="T93">s</text:span> <text:s/><text:span text:style-name="T95"><text:s/></text:span><text:span text:style-name="T94">00%</text:span><text:span text:style-name="T95"> </text:span><text:s/><text:span text:style-name="T72"><text:s text:c="2"/></text:span><text:span text:style-name="T71">online</text:span><text:span text:style-name="T72"> <text:s/></text:span><text:s/><text:span text:style-name="T74"><text:s/></text:span><text:span text:style-name="T73">logging</text:span><text:span text:style-name="T74"> <text:s/></text:span><text:s/><text:span text:style-name="T76"><text:s/></text:span><text:span text:style-name="T75">[000000]</text:span><text:span text:style-name="T76"> </text:span><text:s text:c="2"/><text:span text:style-name="T96">DTR</text:span> <text:span text:style-name="T96">RTS</text:span> <text:span text:style-name="T96">CTS</text:span> dsr</text:p>
      <text:p text:style-name="P40"><text:span text:style-name="T97">1. <text:s text:c="3"/>2. <text:s text:c="4"/></text:span><text:span text:style-name="T98"><text:s/></text:span><text:span text:style-name="T97"><text:s/>3. <text:s text:c="5"/>4.</text:span> <text:s text:c="4"/><text:span text:style-name="T97">5. <text:s text:c="4"/>6.</text:span> <text:s text:c="4"/><text:span text:style-name="T97">7. <text:s text:c="6"/>8. <text:s text:c="8"/>9. <text:s text:c="2"/></text:span><text:span text:style-name="T99"><text:s/></text:span><text:span text:style-name="T97"><text:s text:c="5"/>10.</text:span> <text:s text:c="10"/><text:span text:style-name="T97">11.</text:span></text:p>
      <text:p text:style-name="P23"/>
      <text:p text:style-name="P24"><text:span text:style-name="T100">1.</text:span><text:span text:style-name="T103"><text:tab/>las</text:span>t <text:span text:style-name="T88">ASCII</text:span> character <text:span text:style-name="T88">displayed </text:span><text:span text:style-name="T86">(Rx)</text:span></text:p>
      <text:p text:style-name="P26"><text:span text:style-name="T100">2.</text:span><text:span text:style-name="T103"><text:tab/>cursor position, current row</text:span></text:p>
      <text:p text:style-name="P24"><text:span text:style-name="T101">3.</text:span><text:span text:style-name="T104"><text:tab/></text:span>cursor<text:span text:style-name="T105"> position,</text:span> current column</text:p>
      <text:p text:style-name="P25"><text:span text:style-name="T101">4.</text:span><text:span text:style-name="T104"><text:tab/></text:span>last <text:span text:style-name="T88">ASCII</text:span> key pressed <text:span text:style-name="T86">(Tx)</text:span></text:p>
      <text:p text:style-name="P24"><text:span text:style-name="T101">5.</text:span><text:span text:style-name="T104"><text:tab/></text:span>time since last serial data <text:span text:style-name="T106">was </text:span>received</text:p>
      <text:p text:style-name="P25"><text:span text:style-name="T101">6.</text:span><text:span text:style-name="T104"><text:tab/></text:span>time since last <text:span text:style-name="T107">serial data</text:span> <text:span text:style-name="T106">was </text:span>transmitted</text:p>
      <text:p text:style-name="P27"><text:span text:style-name="T100">7.</text:span><text:tab/>percentage of <text:span text:style-name="T86">Rx </text:span>ring buffer in use:</text:p>
      <text:p text:style-name="P29"><text:span text:style-name="T103"><text:tab/></text:span>silver<text:tab/><text:tab/>&lt;10% used</text:p>
      <text:p text:style-name="P30"><text:span text:style-name="T103"><text:tab/>blue</text:span><text:tab/><text:span text:style-name="T88"><text:tab/></text:span>10<text:span text:style-name="T87">%</text:span> to 39<text:span text:style-name="T87">%</text:span> used</text:p>
      <text:p text:style-name="P30"><text:span text:style-name="T103"><text:tab/></text:span>yellow<text:tab/><text:tab/>40<text:span text:style-name="T87">%</text:span> to 69<text:span text:style-name="T87">%</text:span> used</text:p>
      <text:p text:style-name="P31"><text:span text:style-name="T103"><text:tab/></text:span>red<text:tab/><text:span text:style-name="T104"><text:tab/></text:span>&gt;70% used</text:p>
      <text:p text:style-name="P32"><text:span text:style-name="T101">8.</text:span><text:span text:style-name="T104"><text:tab/>online </text:span><text:span text:style-name="T108">status </text:span><text:span text:style-name="T104">annunciator </text:span><text:span text:style-name="T109">(</text:span><text:span text:style-name="T108">alt-8 or scroll-lock </text:span><text:span text:style-name="T110">toggles </text:span><text:span text:style-name="T86">pause</text:span><text:span text:style-name="T109">)</text:span><text:span text:style-name="T104">:</text:span></text:p>
      <text:p text:style-name="P29"><text:span text:style-name="T111"><text:tab/>g</text:span>reen<text:tab/><text:tab/><text:span text:style-name="T111">connected to serial </text:span><text:span text:style-name="T112">port</text:span></text:p>
      <text:p text:style-name="P34"><text:tab/><text:span text:style-name="T108">green / yellow<text:tab/>connected, but screen updat</text:span><text:span text:style-name="T110">e</text:span><text:span text:style-name="T113">s</text:span><text:span text:style-name="T108"> paused</text:span></text:p>
      <text:p text:style-name="P33"><text:tab/> <text:s text:c="2"/><text:span text:style-name="T108">(flashing)</text:span></text:p>
      <text:p text:style-name="P28"><text:span text:style-name="T100">9.</text:span><text:tab/>logging annunciator - yellow<text:span text:style-name="T114"> when logging </text:span><text:span text:style-name="T86">Rx data</text:span><text:span text:style-name="T114"> to </text:span><text:span text:style-name="T111">a </text:span><text:span text:style-name="T114">file</text:span></text:p>
      <text:p text:style-name="P27"><text:span text:style-name="T100">10.</text:span><text:tab/><text:span text:style-name="T114">number of </text:span>characters waiting to be pasted:</text:p>
      <text:p text:style-name="P29"><text:span text:style-name="T104"><text:s/><text:tab/>green</text:span><text:tab/><text:tab/>fast paste</text:p>
      <text:p text:style-name="P31"><text:span text:style-name="T104"><text:s/><text:tab/>blue</text:span><text:tab/><text:span text:style-name="T88"><text:tab/></text:span>slow paste</text:p>
      <text:p text:style-name="P12"><text:span text:style-name="T102">11.</text:span><text:span text:style-name="T115"><text:tab/></text:span><text:span text:style-name="T116">status of modem control lin</text:span><text:span text:style-name="T117">es. </text:span><text:span text:style-name="T116">DTR and RTS </text:span><text:span text:style-name="T118">are outputs that are </text:span><text:span text:style-name="T116">controlled </text:span><text:span text:style-name="T118">from</text:span></text:p>
      <text:p text:style-name="P12"><text:span text:style-name="T116"><text:tab/></text:span><text:span text:style-name="T118">the </text:span><text:span text:style-name="T117">keyboard, </text:span><text:span text:style-name="T118">while CTS and DSR are inputs from an attached serial device</text:span><text:span text:style-name="T117">:</text:span></text:p>
      <text:p text:style-name="P35"><text:tab/>UPPERCASE<text:tab/><text:span text:style-name="T108">signal </text:span>line is set / asserted</text:p>
      <text:p text:style-name="P36"><text:tab/>lowercase<text:tab/><text:span text:style-name="T108">signal </text:span>line is clear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Bold" style:font-family-generic="swiss" style:font-pitch="variable"/>
    <style:font-face style:name="FreeSans3" svg:font-family="FreeSans" style:font-adornments="Regular" style:font-family-generic="swiss" style:font-pitch="variable"/>
    <style:font-face style:name="Mangal" svg:font-family="Mangal" style:font-family-generic="system" style:font-pitch="variable"/>
    <style:font-face style:name="Noto Sans CJK JP" svg:font-family="'Noto Sans CJK JP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N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NZ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23:51:01.640802576</meta:creation-date>
    <dc:date>2025-02-20T23:52:20.637039833</dc:date>
    <meta:editing-duration>PT1M1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3" meta:word-count="477" meta:character-count="2865" meta:non-whitespace-character-count="2294"/>
  </office:meta>
</office:document-meta>
</file>